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1_v2_vgg-_stage3" table:style-name="ta1">
        <table:shapes>
          <draw:frame draw:z-index="0" draw:style-name="gr1" draw:text-style-name="P1" svg:width="454pt" svg:height="255.23pt" svg:x="73.98pt" svg:y="5147.12pt">
            <loext:p draw:notify-on-update-of-ranges="'train_1_v2_vgg-_stage3'.C402:'train_1_v2_vgg-_stage3'.L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peak_0</text:p>
          </table:table-cell>
          <table:table-cell office:value-type="string" calcext:value-type="string">
            <text:p>peak_1</text:p>
          </table:table-cell>
          <table:table-cell office:value-type="string" calcext:value-type="string">
            <text:p>peak_2</text:p>
          </table:table-cell>
          <table:table-cell office:value-type="string" calcext:value-type="string">
            <text:p>peak_3</text:p>
          </table:table-cell>
          <table:table-cell office:value-type="string" calcext:value-type="string">
            <text:p>peak_4</text:p>
          </table:table-cell>
          <table:table-cell office:value-type="string" calcext:value-type="string">
            <text:p>peak_5</text:p>
          </table:table-cell>
          <table:table-cell office:value-type="string" calcext:value-type="string">
            <text:p>peak_6</text:p>
          </table:table-cell>
          <table:table-cell office:value-type="string" calcext:value-type="string">
            <text:p>peak_7</text:p>
          </table:table-cell>
          <table:table-cell office:value-type="string" calcext:value-type="string">
            <text:p>peak_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1" calcext:value-type="float">
            <text:p>24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92" calcext:value-type="float">
            <text:p>29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6" calcext:value-type="float">
            <text:p>3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1" calcext:value-type="float">
            <text:p>34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3" calcext:value-type="float">
            <text:p>34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6" calcext:value-type="float">
            <text:p>34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7" calcext:value-type="float">
            <text:p>34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53" calcext:value-type="float">
            <text:p>35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5" calcext:value-type="float">
            <text:p>36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77" calcext:value-type="float">
            <text:p>37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78" calcext:value-type="float">
            <text:p>37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9" calcext:value-type="float">
            <text:p>37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1" calcext:value-type="float">
            <text:p>38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82" calcext:value-type="float">
            <text:p>38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83" calcext:value-type="float">
            <text:p>38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4" calcext:value-type="float">
            <text:p>38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6" calcext:value-type="float">
            <text:p>38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8" calcext:value-type="float">
            <text:p>38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98" calcext:value-type="float">
            <text:p>39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9" calcext:value-type="float">
            <text:p>39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01" calcext:value-type="float">
            <text:p>40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6" calcext:value-type="float">
            <text:p>40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8" calcext:value-type="float">
            <text:p>40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9" calcext:value-type="float">
            <text:p>40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9.5" calcext:value-type="float">
            <text:p>209.5</text:p>
          </table:table-cell>
          <table:table-cell office:value-type="float" office:value="0.42" calcext:value-type="float">
            <text:p>0.42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475" calcext:value-type="float">
            <text:p>0.475</text:p>
          </table:table-cell>
          <table:table-cell table:number-columns-repeated="2" office:value-type="float" office:value="0.49" calcext:value-type="float">
            <text:p>0.49</text:p>
          </table:table-cell>
          <table:table-cell table:formula="of:=AVERAGE([.C402:.K402])" office:value-type="float" office:value="0.454444444444445" calcext:value-type="float">
            <text:p>0.454444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23:39:19.551545796</dc:date>
    <meta:editing-duration>PT5M16S</meta:editing-duration>
    <meta:editing-cycles>1</meta:editing-cycles>
    <meta:document-statistic meta:table-count="1" meta:cell-count="442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bar" chart:style-name="ch1">
        <chart:legend chart:legend-position="end" svg:x="13.939cm" svg:y="4.203cm" style:legend-expansion="high" chart:style-name="ch2"/>
        <chart:plot-area chart:style-name="ch3" table:cell-range-address="'train_1_v2_vgg-_stage3'.C402:'train_1_v2_vgg-_stage3'.L402" svg:x="0.32cm" svg:y="0.18cm" svg:width="13.299cm" svg:height="8.645cm">
          <chartooo:coordinate-region svg:x="1.047cm" svg:y="0.379cm" svg:width="12.57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rain_1_v2_vgg-_stage3'.C402:'train_1_v2_vgg-_stage3'.L40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02</text:p>
                <draw:g>
                  <svg:desc/>
                </draw:g>
              </table:table-cell>
              <table:table-cell office:value-type="float" office:value="0.42">
                <text:p>0.42</text:p>
                <draw:g>
                  <svg:desc>'train_1_v2_vgg-_stage3'.C402:'train_1_v2_vgg-_stage3'.L402</svg:desc>
                </draw:g>
              </table:table-cell>
              <table:table-cell office:value-type="float" office:value="0.3825">
                <text:p>0.3825</text:p>
              </table:table-cell>
              <table:table-cell office:value-type="float" office:value="0.425">
                <text:p>0.425</text:p>
              </table:table-cell>
              <table:table-cell office:value-type="float" office:value="0.4575">
                <text:p>0.4575</text:p>
              </table:table-cell>
              <table:table-cell office:value-type="float" office:value="0.4975">
                <text:p>0.4975</text:p>
              </table:table-cell>
              <table:table-cell office:value-type="float" office:value="0.4525">
                <text:p>0.4525</text:p>
              </table:table-cell>
              <table:table-cell office:value-type="float" office:value="0.475">
                <text:p>0.475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454444444444445">
                <text:p>0.454444444444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